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59pt"/>
    </style:style>
    <style:style style:name="co5" style:family="table-column">
      <style:table-column-properties fo:break-before="auto" style:column-width="88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2" table:style-name="ta1"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Experiment Data</text:p>
          </table:table-cell>
          <table:table-cell table:number-columns-repeated="11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</text:p>
          </table:table-cell>
          <table:table-cell table:style-name="ce5" office:value-type="string" calcext:value-type="string" table:number-columns-spanned="1" table:number-rows-spanned="2">
            <text:p>Case #</text:p>
          </table:table-cell>
          <table:table-cell table:style-name="ce5" office:value-type="string" calcext:value-type="string" table:number-columns-spanned="1" table:number-rows-spanned="2">
            <text:p>bitrate</text:p>
          </table:table-cell>
          <table:table-cell table:style-name="ce5" office:value-type="string" calcext:value-type="string" table:number-columns-spanned="1" table:number-rows-spanned="2">
            <text:p># of iteration</text:p>
          </table:table-cell>
          <table:table-cell table:style-name="ce5" office:value-type="string" calcext:value-type="string" table:number-columns-spanned="1" table:number-rows-spanned="2">
            <text:p>compression_rate</text:p>
          </table:table-cell>
          <table:table-cell table:style-name="ce5" office:value-type="string" calcext:value-type="string" table:number-columns-spanned="1" table:number-rows-spanned="2">
            <text:p>packet size</text:p>
          </table:table-cell>
          <table:table-cell table:style-name="ce5" office:value-type="string" calcext:value-type="string" table:number-columns-spanned="1" table:number-rows-spanned="2">
            <text:p>real BW</text:p>
          </table:table-cell>
          <table:table-cell table:style-name="ce5" office:value-type="string" calcext:value-type="string" table:number-columns-spanned="2" table:number-rows-spanned="1">
            <text:p>encoding time</text:p>
          </table:table-cell>
          <table:covered-table-cell/>
          <table:table-cell table:style-name="ce5" office:value-type="string" calcext:value-type="string" table:number-columns-spanned="2" table:number-rows-spanned="1">
            <text:p>decoding time</text:p>
          </table:table-cell>
          <table:covered-table-cell/>
        </table:table-row>
        <table:table-row table:style-name="ro1">
          <table:table-cell/>
          <table:covered-table-cell table:number-columns-repeated="7"/>
          <table:table-cell office:value-type="string" calcext:value-type="string">
            <text:p>average (ms)</text:p>
          </table:table-cell>
          <table:table-cell office:value-type="string" calcext:value-type="string">
            <text:p>total (s)</text:p>
          </table:table-cell>
          <table:table-cell office:value-type="string" calcext:value-type="string">
            <text:p>average (ms)</text:p>
          </table:table-cell>
          <table:table-cell office:value-type="string" calcext:value-type="string">
            <text:p>total (s)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2">
            <text:p>Experiment_1</text:p>
          </table:table-cell>
          <table:table-cell table:style-name="ce6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3439652" calcext:value-type="float">
            <text:p>3439652</text:p>
          </table:table-cell>
          <table:table-cell table:number-columns-repeated="2"/>
          <table:table-cell office:value-type="float" office:value="2.81034" calcext:value-type="float">
            <text:p>2.81034</text:p>
          </table:table-cell>
          <table:table-cell/>
          <table:table-cell office:value-type="float" office:value="2.08467" calcext:value-type="float">
            <text:p>2.08467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83" calcext:value-type="float">
            <text:p>0.002983</text:p>
          </table:table-cell>
          <table:table-cell office:value-type="float" office:value="6906382" calcext:value-type="float">
            <text:p>6906382</text:p>
          </table:table-cell>
          <table:table-cell table:number-columns-repeated="2"/>
          <table:table-cell office:value-type="float" office:value="2.85518" calcext:value-type="float">
            <text:p>2.85518</text:p>
          </table:table-cell>
          <table:table-cell/>
          <table:table-cell office:value-type="float" office:value="2.16269" calcext:value-type="float">
            <text:p>2.16269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919" calcext:value-type="float">
            <text:p>0.005919</text:p>
          </table:table-cell>
          <table:table-cell office:value-type="float" office:value="13703604" calcext:value-type="float">
            <text:p>13703604</text:p>
          </table:table-cell>
          <table:table-cell table:number-columns-repeated="2"/>
          <table:table-cell office:value-type="float" office:value="2.84599" calcext:value-type="float">
            <text:p>2.84599</text:p>
          </table:table-cell>
          <table:table-cell/>
          <table:table-cell office:value-type="float" office:value="2.17547" calcext:value-type="float">
            <text:p>2.17547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62" calcext:value-type="float">
            <text:p>0.001462</text:p>
          </table:table-cell>
          <table:table-cell office:value-type="float" office:value="4045136" calcext:value-type="float">
            <text:p>4045136</text:p>
          </table:table-cell>
          <table:table-cell table:number-columns-repeated="2"/>
          <table:table-cell office:value-type="float" office:value="3.26439" calcext:value-type="float">
            <text:p>3.26439</text:p>
          </table:table-cell>
          <table:table-cell/>
          <table:table-cell office:value-type="float" office:value="2.24278" calcext:value-type="float">
            <text:p>2.24278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36" calcext:value-type="float">
            <text:p>0.002936</text:p>
          </table:table-cell>
          <table:table-cell office:value-type="float" office:value="8125657" calcext:value-type="float">
            <text:p>8125657</text:p>
          </table:table-cell>
          <table:table-cell table:number-columns-repeated="2"/>
          <table:table-cell office:value-type="float" office:value="3.51655" calcext:value-type="float">
            <text:p>3.51655</text:p>
          </table:table-cell>
          <table:table-cell/>
          <table:table-cell office:value-type="float" office:value="2.54754" calcext:value-type="float">
            <text:p>2.54754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16180102" calcext:value-type="float">
            <text:p>16180102</text:p>
          </table:table-cell>
          <table:table-cell table:number-columns-repeated="2"/>
          <table:table-cell office:value-type="float" office:value="3.58371" calcext:value-type="float">
            <text:p>3.58371</text:p>
          </table:table-cell>
          <table:table-cell/>
          <table:table-cell office:value-type="float" office:value="2.53096" calcext:value-type="float">
            <text:p>2.53096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55" calcext:value-type="float">
            <text:p>0.001455</text:p>
          </table:table-cell>
          <table:table-cell office:value-type="float" office:value="9061581" calcext:value-type="float">
            <text:p>9061581</text:p>
          </table:table-cell>
          <table:table-cell table:number-columns-repeated="2"/>
          <table:table-cell office:value-type="float" office:value="5.55855" calcext:value-type="float">
            <text:p>5.55855</text:p>
          </table:table-cell>
          <table:table-cell/>
          <table:table-cell office:value-type="float" office:value="4.47906" calcext:value-type="float">
            <text:p>4.47906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29" calcext:value-type="float">
            <text:p>0.002929</text:p>
          </table:table-cell>
          <table:table-cell office:value-type="float" office:value="18236513" calcext:value-type="float">
            <text:p>18236513</text:p>
          </table:table-cell>
          <table:table-cell table:number-columns-repeated="2"/>
          <table:table-cell office:value-type="float" office:value="5.5401" calcext:value-type="float">
            <text:p>5.5401</text:p>
          </table:table-cell>
          <table:table-cell/>
          <table:table-cell office:value-type="float" office:value="4.40503" calcext:value-type="float">
            <text:p>4.40503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52" calcext:value-type="float">
            <text:p>0.005852</text:p>
          </table:table-cell>
          <table:table-cell office:value-type="float" office:value="36439138" calcext:value-type="float">
            <text:p>36439138</text:p>
          </table:table-cell>
          <table:table-cell table:number-columns-repeated="2"/>
          <table:table-cell office:value-type="float" office:value="5.2046" calcext:value-type="float">
            <text:p>5.2046</text:p>
          </table:table-cell>
          <table:table-cell/>
          <table:table-cell office:value-type="float" office:value="4.13756" calcext:value-type="float">
            <text:p>4.13756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56" calcext:value-type="float">
            <text:p>0.001456</text:p>
          </table:table-cell>
          <table:table-cell office:value-type="float" office:value="38681336" calcext:value-type="float">
            <text:p>38681336</text:p>
          </table:table-cell>
          <table:table-cell table:number-columns-repeated="2"/>
          <table:table-cell office:value-type="float" office:value="20.2373" calcext:value-type="float">
            <text:p>20.2373</text:p>
          </table:table-cell>
          <table:table-cell/>
          <table:table-cell office:value-type="float" office:value="15.1008" calcext:value-type="float">
            <text:p>15.1008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office:value-type="float" office:value="0.002922" calcext:value-type="float">
            <text:p>0.002922</text:p>
          </table:table-cell>
          <table:table-cell office:value-type="float" office:value="77640651" calcext:value-type="float">
            <text:p>77640651</text:p>
          </table:table-cell>
          <table:table-cell table:number-columns-repeated="2"/>
          <table:table-cell office:value-type="float" office:value="21.4087" calcext:value-type="float">
            <text:p>21.4087</text:p>
          </table:table-cell>
          <table:table-cell/>
          <table:table-cell office:value-type="float" office:value="15.4034" calcext:value-type="float">
            <text:p>15.4034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47" calcext:value-type="float">
            <text:p>0.005847</text:p>
          </table:table-cell>
          <table:table-cell office:value-type="float" office:value="155355934" calcext:value-type="float">
            <text:p>155355934</text:p>
          </table:table-cell>
          <table:table-cell table:number-columns-repeated="2"/>
          <table:table-cell office:value-type="float" office:value="21.3291" calcext:value-type="float">
            <text:p>21.3291</text:p>
          </table:table-cell>
          <table:table-cell/>
          <table:table-cell office:value-type="float" office:value="15.206" calcext:value-type="float">
            <text:p>15.206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2">
            <text:p>Experiment_2</text:p>
          </table:table-cell>
          <table:table-cell table:style-name="ce6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office:value-type="float" office:value="0.001486" calcext:value-type="float">
            <text:p>0.001486</text:p>
          </table:table-cell>
          <table:table-cell office:value-type="float" office:value="3439652" calcext:value-type="float">
            <text:p>3439652</text:p>
          </table:table-cell>
          <table:table-cell table:number-columns-repeated="2"/>
          <table:table-cell office:value-type="float" office:value="2.89547" calcext:value-type="float">
            <text:p>2.89547</text:p>
          </table:table-cell>
          <table:table-cell/>
          <table:table-cell office:value-type="float" office:value="2.20219" calcext:value-type="float">
            <text:p>2.20219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84972" calcext:value-type="float">
            <text:p>2.84972</text:p>
          </table:table-cell>
          <table:table-cell/>
          <table:table-cell office:value-type="float" office:value="2.17876" calcext:value-type="float">
            <text:p>2.17876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67155" calcext:value-type="float">
            <text:p>2.67155</text:p>
          </table:table-cell>
          <table:table-cell/>
          <table:table-cell office:value-type="float" office:value="2.21936" calcext:value-type="float">
            <text:p>2.21936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0569" calcext:value-type="float">
            <text:p>3.40569</text:p>
          </table:table-cell>
          <table:table-cell/>
          <table:table-cell office:value-type="float" office:value="2.43845" calcext:value-type="float">
            <text:p>2.43845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7575" calcext:value-type="float">
            <text:p>3.47575</text:p>
          </table:table-cell>
          <table:table-cell/>
          <table:table-cell office:value-type="float" office:value="2.48784" calcext:value-type="float">
            <text:p>2.48784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office:value-type="float" office:value="0.005846" calcext:value-type="float">
            <text:p>0.005846</text:p>
          </table:table-cell>
          <table:table-cell office:value-type="float" office:value="16180102" calcext:value-type="float">
            <text:p>16180102</text:p>
          </table:table-cell>
          <table:table-cell table:number-columns-repeated="2"/>
          <table:table-cell office:value-type="float" office:value="3.67134" calcext:value-type="float">
            <text:p>3.67134</text:p>
          </table:table-cell>
          <table:table-cell/>
          <table:table-cell office:value-type="float" office:value="2.53639" calcext:value-type="float">
            <text:p>2.53639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29639" calcext:value-type="float">
            <text:p>5.29639</text:p>
          </table:table-cell>
          <table:table-cell/>
          <table:table-cell office:value-type="float" office:value="3.46567" calcext:value-type="float">
            <text:p>3.46567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27957" calcext:value-type="float">
            <text:p>5.27957</text:p>
          </table:table-cell>
          <table:table-cell/>
          <table:table-cell office:value-type="float" office:value="4.41266" calcext:value-type="float">
            <text:p>4.41266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64152" calcext:value-type="float">
            <text:p>5.64152</text:p>
          </table:table-cell>
          <table:table-cell/>
          <table:table-cell office:value-type="float" office:value="4.41716" calcext:value-type="float">
            <text:p>4.41716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0.3616" calcext:value-type="float">
            <text:p>20.3616</text:p>
          </table:table-cell>
          <table:table-cell/>
          <table:table-cell office:value-type="float" office:value="15.0753" calcext:value-type="float">
            <text:p>15.0753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1853" calcext:value-type="float">
            <text:p>21.1853</text:p>
          </table:table-cell>
          <table:table-cell/>
          <table:table-cell office:value-type="float" office:value="15.1155" calcext:value-type="float">
            <text:p>15.1155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1118" calcext:value-type="float">
            <text:p>21.1118</text:p>
          </table:table-cell>
          <table:table-cell/>
          <table:table-cell office:value-type="float" office:value="13.6689" calcext:value-type="float">
            <text:p>13.6689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2">
            <text:p>Experiment_3</text:p>
          </table:table-cell>
          <table:table-cell table:style-name="ce6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81919" calcext:value-type="float">
            <text:p>2.81919</text:p>
          </table:table-cell>
          <table:table-cell/>
          <table:table-cell office:value-type="float" office:value="1.95482" calcext:value-type="float">
            <text:p>1.95482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8021" calcext:value-type="float">
            <text:p>2.78021</text:p>
          </table:table-cell>
          <table:table-cell/>
          <table:table-cell office:value-type="float" office:value="2.10203" calcext:value-type="float">
            <text:p>2.10203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81258" calcext:value-type="float">
            <text:p>2.81258</text:p>
          </table:table-cell>
          <table:table-cell/>
          <table:table-cell office:value-type="float" office:value="1.9019" calcext:value-type="float">
            <text:p>1.9019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4816" calcext:value-type="float">
            <text:p>3.44816</text:p>
          </table:table-cell>
          <table:table-cell/>
          <table:table-cell office:value-type="float" office:value="2.37234" calcext:value-type="float">
            <text:p>2.37234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5207" calcext:value-type="float">
            <text:p>3.45207</text:p>
          </table:table-cell>
          <table:table-cell/>
          <table:table-cell office:value-type="float" office:value="2.538" calcext:value-type="float">
            <text:p>2.538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63579" calcext:value-type="float">
            <text:p>3.63579</text:p>
          </table:table-cell>
          <table:table-cell/>
          <table:table-cell office:value-type="float" office:value="2.44275" calcext:value-type="float">
            <text:p>2.44275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62782" calcext:value-type="float">
            <text:p>5.62782</text:p>
          </table:table-cell>
          <table:table-cell/>
          <table:table-cell office:value-type="float" office:value="4.44897" calcext:value-type="float">
            <text:p>4.44897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31784" calcext:value-type="float">
            <text:p>5.31784</text:p>
          </table:table-cell>
          <table:table-cell/>
          <table:table-cell office:value-type="float" office:value="4.43552" calcext:value-type="float">
            <text:p>4.43552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2335" calcext:value-type="float">
            <text:p>21.2335</text:p>
          </table:table-cell>
          <table:table-cell/>
          <table:table-cell office:value-type="float" office:value="15.4554" calcext:value-type="float">
            <text:p>15.4554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4892" calcext:value-type="float">
            <text:p>21.4892</text:p>
          </table:table-cell>
          <table:table-cell/>
          <table:table-cell office:value-type="float" office:value="15.3446" calcext:value-type="float">
            <text:p>15.3446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2.1177" calcext:value-type="float">
            <text:p>22.1177</text:p>
          </table:table-cell>
          <table:table-cell/>
          <table:table-cell office:value-type="float" office:value="15.3018" calcext:value-type="float">
            <text:p>15.3018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2">
            <text:p>Experiment_4</text:p>
          </table:table-cell>
          <table:table-cell table:style-name="ce6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9796" calcext:value-type="float">
            <text:p>2.79796</text:p>
          </table:table-cell>
          <table:table-cell/>
          <table:table-cell office:value-type="float" office:value="2.14032" calcext:value-type="float">
            <text:p>2.14032</text:p>
          </table:table-cell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4248" calcext:value-type="float">
            <text:p>2.74248</text:p>
          </table:table-cell>
          <table:table-cell/>
          <table:table-cell office:value-type="float" office:value="2.31425" calcext:value-type="float">
            <text:p>2.31425</text:p>
          </table:table-cell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.78726" calcext:value-type="float">
            <text:p>2.78726</text:p>
          </table:table-cell>
          <table:table-cell/>
          <table:table-cell office:value-type="float" office:value="1.96751" calcext:value-type="float">
            <text:p>1.96751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41561" calcext:value-type="float">
            <text:p>3.41561</text:p>
          </table:table-cell>
          <table:table-cell/>
          <table:table-cell office:value-type="float" office:value="2.25223" calcext:value-type="float">
            <text:p>2.25223</text:p>
          </table:table-cell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37452" calcext:value-type="float">
            <text:p>3.37452</text:p>
          </table:table-cell>
          <table:table-cell/>
          <table:table-cell office:value-type="float" office:value="2.35416" calcext:value-type="float">
            <text:p>2.35416</text:p>
          </table:table-cell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3.50754" calcext:value-type="float">
            <text:p>3.50754</text:p>
          </table:table-cell>
          <table:table-cell/>
          <table:table-cell office:value-type="float" office:value="2.42163" calcext:value-type="float">
            <text:p>2.42163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49882" calcext:value-type="float">
            <text:p>5.49882</text:p>
          </table:table-cell>
          <table:table-cell/>
          <table:table-cell office:value-type="float" office:value="4.37184" calcext:value-type="float">
            <text:p>4.37184</text:p>
          </table:table-cell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34682" calcext:value-type="float">
            <text:p>5.34682</text:p>
          </table:table-cell>
          <table:table-cell/>
          <table:table-cell office:value-type="float" office:value="4.26563" calcext:value-type="float">
            <text:p>4.26563</text:p>
          </table:table-cell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5.466" calcext:value-type="float">
            <text:p>5.466</text:p>
          </table:table-cell>
          <table:table-cell/>
          <table:table-cell office:value-type="float" office:value="4.506" calcext:value-type="float">
            <text:p>4.506</text:p>
          </table:table-cell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0.7202" calcext:value-type="float">
            <text:p>20.7202</text:p>
          </table:table-cell>
          <table:table-cell/>
          <table:table-cell office:value-type="float" office:value="14.4754" calcext:value-type="float">
            <text:p>14.4754</text:p>
          </table:table-cell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8237" calcext:value-type="float">
            <text:p>21.8237</text:p>
          </table:table-cell>
          <table:table-cell/>
          <table:table-cell office:value-type="float" office:value="15.4886" calcext:value-type="float">
            <text:p>15.4886</text:p>
          </table:table-cell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4"/>
          <table:table-cell office:value-type="float" office:value="21.9862" calcext:value-type="float">
            <text:p>21.9862</text:p>
          </table:table-cell>
          <table:table-cell/>
          <table:table-cell office:value-type="float" office:value="15.535" calcext:value-type="float">
            <text:p>15.535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12">
            <text:p>Experiment_5</text:p>
          </table:table-cell>
          <table:table-cell table:style-name="ce6" office:value-type="string" calcext:value-type="string" table:number-columns-spanned="1" table:number-rows-spanned="3">
            <text:p>No-hal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72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1080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3">
            <text:p>Generated_4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w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medium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  <table:table-row table:style-name="ro1">
          <table:covered-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high</text:p>
          </table:table-cell>
          <table:table-cell office:value-type="float" office:value="1001" calcext:value-type="float">
            <text:p>1001</text:p>
          </table:table-cell>
          <table:table-cell table:number-columns-repeated="7"/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xperiment Setup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Data</text:p>
          </table:table-cell>
          <table:table-cell table:style-name="ce3" office:value-type="string" calcext:value-type="string" table:number-columns-spanned="2" table:number-rows-spanned="1">
            <text:p>Resolution</text:p>
          </table:table-cell>
          <table:covered-table-cell table:style-name="ce3"/>
          <table:table-cell table:style-name="ce2" office:value-type="string" calcext:value-type="string" table:number-columns-spanned="1" table:number-rows-spanned="2">
            <text:p># of pixels</text:p>
          </table:table-cell>
          <table:table-cell table:style-name="ce2" office:value-type="string" calcext:value-type="string" table:number-columns-spanned="3" table:number-rows-spanned="1">
            <text:p>bitrate*</text:p>
          </table:table-cell>
          <table:covered-table-cell table:number-columns-repeated="2" table:style-name="ce3"/>
          <table:table-cell table:style-name="ce1"/>
        </table:table-row>
        <table:table-row table:style-name="ro1">
          <table:table-cell/>
          <table:covered-table-cell table:style-name="ce3"/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covered-table-cell table:style-name="ce3"/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medium</text:p>
          </table:table-cell>
          <table:table-cell table:style-name="ce3" office:value-type="string" calcext:value-type="string">
            <text:p>high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No-halton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768" calcext:value-type="float">
            <text:p>768</text:p>
          </table:table-cell>
          <table:table-cell table:style-name="ce3" table:formula="of:=[Sheet1.C5]*[Sheet1.D5]" office:value-type="float" office:value="786432" calcext:value-type="float">
            <text:p>786432</text:p>
          </table:table-cell>
          <table:table-cell table:style-name="ce4" table:formula="of:=[Sheet1.G5]/2" office:value-type="float" office:value="825753.6" calcext:value-type="float">
            <text:p>825,754 </text:p>
          </table:table-cell>
          <table:table-cell table:style-name="ce4" table:formula="of:=[Sheet1.E5]*0.07*30" office:value-type="float" office:value="1651507.2" calcext:value-type="float">
            <text:p>1,651,507 </text:p>
          </table:table-cell>
          <table:table-cell table:style-name="ce4" table:formula="of:=[Sheet1.G5]*2" office:value-type="float" office:value="3303014.4" calcext:value-type="float">
            <text:p>3,303,014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nerated_720P</text:p>
          </table:table-cell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720" calcext:value-type="float">
            <text:p>720</text:p>
          </table:table-cell>
          <table:table-cell table:style-name="ce3" table:formula="of:=[Sheet1.C6]*[Sheet1.D6]" office:value-type="float" office:value="921600" calcext:value-type="float">
            <text:p>921600</text:p>
          </table:table-cell>
          <table:table-cell table:style-name="ce4" table:formula="of:=[Sheet1.G6]/2" office:value-type="float" office:value="967680" calcext:value-type="float">
            <text:p>967,680 </text:p>
          </table:table-cell>
          <table:table-cell table:style-name="ce4" table:formula="of:=[Sheet1.E6]*0.07*30" office:value-type="float" office:value="1935360" calcext:value-type="float">
            <text:p>1,935,360 </text:p>
          </table:table-cell>
          <table:table-cell table:style-name="ce4" table:formula="of:=[Sheet1.G6]*2" office:value-type="float" office:value="3870720" calcext:value-type="float">
            <text:p>3,870,720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nerated_1080P</text:p>
          </table:table-cell>
          <table:table-cell table:style-name="ce3" office:value-type="float" office:value="1920" calcext:value-type="float">
            <text:p>1920</text:p>
          </table:table-cell>
          <table:table-cell table:style-name="ce3" office:value-type="float" office:value="1080" calcext:value-type="float">
            <text:p>1080</text:p>
          </table:table-cell>
          <table:table-cell table:style-name="ce3" table:formula="of:=[Sheet1.C7]*[Sheet1.D7]" office:value-type="float" office:value="2073600" calcext:value-type="float">
            <text:p>2073600</text:p>
          </table:table-cell>
          <table:table-cell table:style-name="ce4" table:formula="of:=[Sheet1.G7]/2" office:value-type="float" office:value="2177280" calcext:value-type="float">
            <text:p>2,177,280 </text:p>
          </table:table-cell>
          <table:table-cell table:style-name="ce4" table:formula="of:=[Sheet1.E7]*0.07*30" office:value-type="float" office:value="4354560" calcext:value-type="float">
            <text:p>4,354,560 </text:p>
          </table:table-cell>
          <table:table-cell table:style-name="ce4" table:formula="of:=[Sheet1.G7]*2" office:value-type="float" office:value="8709120" calcext:value-type="float">
            <text:p>8,709,120 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Generated_4K</text:p>
          </table:table-cell>
          <table:table-cell table:style-name="ce3" office:value-type="float" office:value="4096" calcext:value-type="float">
            <text:p>4096</text:p>
          </table:table-cell>
          <table:table-cell table:style-name="ce3" office:value-type="float" office:value="2160" calcext:value-type="float">
            <text:p>2160</text:p>
          </table:table-cell>
          <table:table-cell table:style-name="ce3" table:formula="of:=[Sheet1.C8]*[Sheet1.D8]" office:value-type="float" office:value="8847360" calcext:value-type="float">
            <text:p>8847360</text:p>
          </table:table-cell>
          <table:table-cell table:style-name="ce4" table:formula="of:=[Sheet1.G8]/2" office:value-type="float" office:value="9289728" calcext:value-type="float">
            <text:p>9,289,728 </text:p>
          </table:table-cell>
          <table:table-cell table:style-name="ce4" table:formula="of:=[Sheet1.E8]*0.07*30" office:value-type="float" office:value="18579456" calcext:value-type="float">
            <text:p>18,579,456 </text:p>
          </table:table-cell>
          <table:table-cell table:style-name="ce4" table:formula="of:=[Sheet1.G8]*2" office:value-type="float" office:value="37158912" calcext:value-type="float">
            <text:p>37,158,912 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rame-rate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e count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</number:text>
    </number:number-style>
    <number:number-style style:name="N12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0:07:58.6796530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14:52:49.849261085</meta:creation-date>
    <dc:date>2016-08-17T10:08:46.935772412</dc:date>
    <meta:editing-duration>PT40M42S</meta:editing-duration>
    <meta:editing-cycles>4</meta:editing-cycles>
    <meta:generator>LibreOffice/5.1.4.2$Linux_X86_64 LibreOffice_project/10m0$Build-2</meta:generator>
    <meta:document-statistic meta:table-count="2" meta:cell-count="383" meta:object-count="0"/>
  </office:meta>
</office:document-meta>
</file>